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dc9f" officeooo:paragraph-rsid="001ddc9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dc9f" officeooo:paragraph-rsid="001ddc9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0c17" officeooo:paragraph-rsid="001e0c1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b7dd" officeooo:paragraph-rsid="001fb7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b564" officeooo:paragraph-rsid="0021b56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2ddb8" officeooo:paragraph-rsid="0022ddb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5f43" officeooo:paragraph-rsid="00235f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fd04" officeooo:paragraph-rsid="0023fd0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3fd04" officeooo:paragraph-rsid="002577a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577a9" officeooo:paragraph-rsid="002577a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0c17" style:font-weight-asian="normal" style:font-weight-complex="normal"/>
    </style:style>
    <style:style style:name="T3" style:family="text">
      <style:text-properties fo:font-weight="normal" officeooo:rsid="001fb7dd" style:font-weight-asian="normal" style:font-weight-complex="normal"/>
    </style:style>
    <style:style style:name="T4" style:family="text">
      <style:text-properties fo:font-weight="normal" officeooo:rsid="0022ddb8" style:font-weight-asian="normal" style:font-weight-complex="normal"/>
    </style:style>
    <style:style style:name="T5" style:family="text">
      <style:text-properties fo:font-weight="normal" officeooo:rsid="00235f43" style:font-weight-asian="normal" style:font-weight-complex="normal"/>
    </style:style>
    <style:style style:name="T6" style:family="text">
      <style:text-properties fo:font-weight="normal" officeooo:rsid="002577a9" style:font-weight-asian="normal" style:font-weight-complex="normal"/>
    </style:style>
    <style:style style:name="T7" style:family="text">
      <style:text-properties fo:font-weight="normal" officeooo:rsid="0025f440" style:font-weight-asian="normal" style:font-weight-complex="normal"/>
    </style:style>
    <style:style style:name="T8" style:family="text">
      <style:text-properties fo:font-weight="bold" officeooo:rsid="0023fd0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Rivendell on “Vanilla” CentOS 6</text:p>
      <text:p text:style-name="P1"><text:span text:style-name="T1"/></text:p>
      <text:p text:style-name="P2"><text:span text:style-name="T1">1) Ensure </text:span><text:span text:style-name="T6">that booting in </text:span><text:span text:style-name="T1">UEFI </text:span><text:span text:style-name="T6">mode </text:span><text:span text:style-name="T1">is disabled </text:span><text:span text:style-name="T6">in the system BIOS. <text:s/></text:span><text:span text:style-name="T7">To check</text:span><text:span text:style-name="T6"> that this has been accomplished, </text:span><text:span text:style-name="T7">verify</text:span><text:span text:style-name="T6"> that the initial CentOS 6 DVD boot screen </text:span><text:span text:style-name="T7">has</text:span><text:span text:style-name="T6"> a BLUE background. <text:s/>If it has a BLACK background, then the system has booted in UEFI mode!</text:span></text:p>
      <text:p text:style-name="P2"><text:span text:style-name="T1"/></text:p>
      <text:p text:style-name="P2"><text:span text:style-name="T1">2) Install 'Minimal Desktop'</text:span></text:p>
      <text:p text:style-name="P2"><text:span text:style-name="T1"/></text:p>
      <text:p text:style-name="P2"><text:span text:style-name="T1">3) </text:span><text:span text:style-name="T2">In the 'Create User' screen after initial reboot, enter the following values:</text:span></text:p>
      <text:p text:style-name="P2"><text:span text:style-name="T2"/></text:p>
      <text:p text:style-name="P2"><text:span text:style-name="T2"><text:tab/>Username: rd</text:span></text:p>
      <text:p text:style-name="P2"><text:span text:style-name="T2"><text:tab/>Full Name: Rivendell Audio</text:span></text:p>
      <text:p text:style-name="P2"><text:span text:style-name="T2"><text:tab/>Password: &lt;as desired&gt;</text:span></text:p>
      <text:p text:style-name="P2"><text:span text:style-name="T2"/></text:p>
      <text:p text:style-name="P3"><text:span text:style-name="T1">4) In the 'Date and Time' screen, check 'Synchronize date and time over the network'.</text:span></text:p>
      <text:p text:style-name="P3"><text:span text:style-name="T1"/></text:p>
      <text:p text:style-name="P3"><text:span text:style-name="T1">5) In the 'Kdump' screen, uncheck 'Enable kdump?'. <text:s/></text:span><text:span text:style-name="T3">System reboots.</text:span></text:p>
      <text:p text:style-name="P3"><text:span text:style-name="T3"/></text:p>
      <text:p text:style-name="P4"><text:span text:style-name="T1">6) Login as 'rd' ['Rivendell Audio'].</text:span></text:p>
      <text:p text:style-name="P4"><text:span text:style-name="T1"/></text:p>
      <text:p text:style-name="P4"><text:span text:style-name="T1">7) Change SELinux to 'permissive' mode by editing '/etc/selinux/config' and changing the line 'SELINUX=enforcing' to 'SELINUX=permissive'.</text:span></text:p>
      <text:p text:style-name="P4"><text:span text:style-name="T1"/></text:p>
      <text:p text:style-name="P6"><text:span text:style-name="T1">8) Run 'System-&gt;Preferences-&gt;Screensaver, uncheck 'Activate screensaver when computer is idle', click 'Power Management' and set 'Put display to sleep when inactive for' to 'Never'. <text:s/>Close dialogs.</text:span></text:p>
      <text:p text:style-name="P4"><text:span text:style-name="T1"/></text:p>
      <text:p text:style-name="P7"><text:span text:style-name="T1">9) Edit '/etc/gdm/custom.conf' and add the following lines in the [daemon] section:</text:span></text:p>
      <text:p text:style-name="P7"><text:span text:style-name="T1"><text:tab/>AutomaticLogin=rd</text:span></text:p>
      <text:p text:style-name="P7"><text:span text:style-name="T1"><text:tab/>AutomaticLoginEnable=true</text:span></text:p>
      <text:p text:style-name="P4"><text:span text:style-name="T1"/></text:p>
      <text:p text:style-name="P4"><text:span text:style-name="T5">10</text:span><text:span text:style-name="T1">) Configure IP address by editing the appropriate interface files in '/etc/sysconfig/network-scripts' –e.g. 'ifcfg-eth0'. <text:s/></text:span><text:span text:style-name="T6">A typical configuration should look like:</text:span></text:p>
      <text:p text:style-name="P10"><text:span text:style-name="T1"><text:tab/>DEVICE="eth0"</text:span></text:p>
      <text:p text:style-name="P10"><text:span text:style-name="T1"><text:tab/>BOOTPROTO="none"</text:span></text:p>
      <text:p text:style-name="P10"><text:span text:style-name="T1"><text:tab/>DHCP_HOSTNAME="rdhost"</text:span></text:p>
      <text:p text:style-name="P10"><text:span text:style-name="T1"><text:tab/>HWADDR="4C:72:B9:23:DE:A8"</text:span></text:p>
      <text:p text:style-name="P10"><text:span text:style-name="T1"><text:tab/>IPV6INIT="yes"</text:span></text:p>
      <text:p text:style-name="P10"><text:span text:style-name="T1"><text:tab/>NM_CONTROLLED="no"</text:span></text:p>
      <text:p text:style-name="P10"><text:span text:style-name="T1"><text:tab/>ONBOOT="yes"</text:span></text:p>
      <text:p text:style-name="P10"><text:span text:style-name="T1"><text:tab/>TYPE="Ethernet"</text:span></text:p>
      <text:p text:style-name="P10"><text:span text:style-name="T1"><text:tab/>UUID="40063e82-b047-49cf-8af5-8ace08801b01"</text:span></text:p>
      <text:p text:style-name="P10"><text:span text:style-name="T1"><text:tab/>IPADDR="192.168.200.5"</text:span></text:p>
      <text:p text:style-name="P10"><text:span text:style-name="T1"><text:tab/>NETMASK="255.255.255.0"</text:span></text:p>
      <text:p text:style-name="P10"><text:span text:style-name="T1"><text:tab/>GATEWAY="192.168.200.1"</text:span></text:p>
      <text:p text:style-name="P10"><text:span text:style-name="T1"><text:tab/>DNS1="192.168.10.2"</text:span></text:p>
      <text:p text:style-name="P10"><text:span text:style-name="T1"><text:tab/>DNS2="192.168.10.57"</text:span></text:p>
      <text:p text:style-name="P4"><text:span text:style-name="T1"/></text:p>
      <text:p text:style-name="P4"><text:span text:style-name="T4">1</text:span><text:span text:style-name="T5">1</text:span><text:span text:style-name="T1">) Disable NetworkManager and restart the network by doing:</text:span></text:p>
      <text:p text:style-name="P4"><text:span text:style-name="T1"><text:tab/>service NetworkManager stop</text:span></text:p>
      <text:p text:style-name="P4"><text:soft-page-break/><text:span text:style-name="T1"><text:tab/>chkconfig NetworkManager off</text:span></text:p>
      <text:p text:style-name="P4"><text:span text:style-name="T1"><text:tab/>service network restart</text:span></text:p>
      <text:p text:style-name="P4"><text:span text:style-name="T1"/></text:p>
      <text:p text:style-name="P4"><text:span text:style-name="T1">1</text:span><text:span text:style-name="T5">2</text:span><text:span text:style-name="T1">) Verify that Internet connectivity works.</text:span></text:p>
      <text:p text:style-name="P4"><text:span text:style-name="T1"/></text:p>
      <text:p text:style-name="P4"><text:span text:style-name="T1">1</text:span><text:span text:style-name="T5">3</text:span><text:span text:style-name="T1">) Install latest security updates by doing:</text:span></text:p>
      <text:p text:style-name="P4"><text:span text:style-name="T1"><text:tab/>yum update</text:span></text:p>
      <text:p text:style-name="P4"><text:span text:style-name="T1"/></text:p>
      <text:p text:style-name="P10"><text:span text:style-name="T1">14) Clear firewall rules by doing:</text:span></text:p>
      <text:p text:style-name="P10"><text:span text:style-name="T1"><text:tab/>iptables -F</text:span></text:p>
      <text:p text:style-name="P10"><text:span text:style-name="T1"><text:tab/>iptables -F -t nat</text:span></text:p>
      <text:p text:style-name="P10"><text:span text:style-name="T1"><text:tab/>service iptables save</text:span></text:p>
      <text:p text:style-name="P5"><text:span text:style-name="T1"/></text:p>
      <text:p text:style-name="P5"><text:span text:style-name="T1">1</text:span><text:span text:style-name="T7">5</text:span><text:span text:style-name="T1">) Reboot</text:span></text:p>
      <text:p text:style-name="P5"><text:span text:style-name="T1"/></text:p>
      <text:p text:style-name="P8"><text:span text:style-name="T1">1</text:span><text:span text:style-name="T7">6</text:span><text:span text:style-name="T1">) Enable the Paravel Broadcast repository by running:</text:span></text:p>
      <text:p text:style-name="P8"><text:span text:style-name="T1"><text:tab/>wget </text:span><text:a xlink:type="simple" xlink:href="http://download.paravelsystems.com/CentOS/6/Paravel-Broadcast.repo" text:style-name="Internet_20_link" text:visited-style-name="Visited_20_Internet_20_Link"><text:span text:style-name="T1">http://download.paravelsystems.com/CentOS/6/Paravel-Broadcast.repo</text:span></text:a><text:span text:style-name="T1"> -P /etc/yum.repos.d/</text:span></text:p>
      <text:p text:style-name="P8"><text:span text:style-name="T1"><text:tab/>wget </text:span><text:a xlink:type="simple" xlink:href="http://download/paravelsystems.com/CentOS/6/RPM-GPG-KEY-Paravel-Broadcast" text:style-name="Internet_20_link" text:visited-style-name="Visited_20_Internet_20_Link"><text:span text:style-name="T1">http://download/paravelsystems.com/CentOS/6/RPM-GPG-KEY-Paravel-Broadcast</text:span></text:a><text:span text:style-name="T1"> -P /etc/pki/rpm-gpg</text:span></text:p>
      <text:p text:style-name="P8"><text:span text:style-name="T1"/></text:p>
      <text:p text:style-name="P8"><text:span text:style-name="T1">1</text:span><text:span text:style-name="T7">7</text:span><text:span text:style-name="T1">) Install MySQL (optional). <text:s/>Needed only for a stand-alone or server system. <text:s/>Run:</text:span></text:p>
      <text:p text:style-name="P8"><text:span text:style-name="T1"><text:tab/>yum install mysql-server</text:span></text:p>
      <text:p text:style-name="P8"><text:span text:style-name="T1"><text:tab/>service mysqld start</text:span></text:p>
      <text:p text:style-name="P8"><text:span text:style-name="T1"/></text:p>
      <text:p text:style-name="P8"><text:span text:style-name="T1">1</text:span><text:span text:style-name="T7">8</text:span><text:span text:style-name="T1">) Install Rivendell by running:</text:span></text:p>
      <text:p text:style-name="P8"><text:span text:style-name="T1"><text:tab/>yum install rivendell libmad twolame paravel_theme paravelview qt-config polymer</text:span></text:p>
      <text:p text:style-name="P8"><text:span text:style-name="T1"/></text:p>
      <text:p text:style-name="P10"><text:span text:style-name="T1">1</text:span><text:span text:style-name="T7">9</text:span><text:span text:style-name="T1">) Secure the root MySQL account by running:</text:span></text:p>
      <text:p text:style-name="P9"><text:span text:style-name="T1"><text:tab/>mysqladmin -u root 'my-password'</text:span></text:p>
      <text:p text:style-name="P10"><text:span text:style-name="T1"><text:tab/></text:span></text:p>
      <text:p text:style-name="P10"><text:span text:style-name="T1">The system is now ready for Rivendell configuration.</text:span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8:05:19.428993577</meta:creation-date>
    <dc:date>2016-01-08T09:52:38.568844751</dc:date>
    <meta:editing-duration>PT46M6S</meta:editing-duration>
    <meta:editing-cycles>5</meta:editing-cycles>
    <meta:generator>LibreOffice/4.3.7.2$Linux_X86_64 LibreOffice_project/430$Build-2</meta:generator>
    <meta:document-statistic meta:table-count="0" meta:image-count="0" meta:object-count="0" meta:page-count="2" meta:paragraph-count="54" meta:word-count="319" meta:character-count="2544" meta:non-whitespace-character-count="2238"/>
  </office:meta>
</office:document-meta>
</file>